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闘う">
            <text:p>闘う</text:p>
          </table:table-cell>
          <table:table-cell office:value-type="string" office:value="たたかう">
            <text:p>たたかう</text:p>
          </table:table-cell>
          <table:table-cell office:value-type="string" office:value="fight, battle">
            <text:p>fight, batt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病気と闘ったの。">
            <text:p>彼は病気と闘ったの。</text:p>
          </table:table-cell>
          <table:table-cell office:value-type="string" office:value="かれ は びょうき と たたかった の。">
            <text:p>かれ は びょうき と たたかった の。</text:p>
          </table:table-cell>
          <table:table-cell office:value-type="string" office:value="He battled against his illness.">
            <text:p>He battled against hi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受ける">
            <text:p>引き受ける</text:p>
          </table:table-cell>
          <table:table-cell office:value-type="string" office:value="ひきうける">
            <text:p>ひきうける</text:p>
          </table:table-cell>
          <table:table-cell office:value-type="string" office:value="take on, accept">
            <text:p>take on, acce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仕事を引き受けたよ。">
            <text:p>新しい仕事を引き受けたよ。</text:p>
          </table:table-cell>
          <table:table-cell office:value-type="string" office:value="あたらしい しごと を ひきうけた よ。">
            <text:p>あたらしい しごと を ひきうけた よ。</text:p>
          </table:table-cell>
          <table:table-cell office:value-type="string" office:value="I took on a new job.">
            <text:p>I took on a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けない">
            <text:p>情けない</text:p>
          </table:table-cell>
          <table:table-cell office:value-type="string" office:value="なさけない">
            <text:p>なさけない</text:p>
          </table:table-cell>
          <table:table-cell office:value-type="string" office:value="pathetic, pitiful">
            <text:p>pathetic, piti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んなことも知らないとは情けない。">
            <text:p>こんなことも知らないとは情けない。</text:p>
          </table:table-cell>
          <table:table-cell office:value-type="string" office:value="こんな こと も しらない と は なさけない。">
            <text:p>こんな こと も しらない と は なさけない。</text:p>
          </table:table-cell>
          <table:table-cell office:value-type="string" office:value="It's pitiful that you don't even know something like this.">
            <text:p>It's pitiful that you don't even know something like th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収">
            <text:p>年収</text:p>
          </table:table-cell>
          <table:table-cell office:value-type="string" office:value="ねんしゅう">
            <text:p>ねんしゅう</text:p>
          </table:table-cell>
          <table:table-cell office:value-type="string" office:value="annual income">
            <text:p>annual inc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税金の額は年収によって変わります。">
            <text:p>税金の額は年収によって変わります。</text:p>
          </table:table-cell>
          <table:table-cell office:value-type="string" office:value="ぜいきん の がく は ねんしゅう に よって かわります。">
            <text:p>ぜいきん の がく は ねんしゅう に よって かわります。</text:p>
          </table:table-cell>
          <table:table-cell office:value-type="string" office:value="The amount of tax depends on your annual income.">
            <text:p>The amount of tax depends on your annual in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ぞく">
            <text:p>のぞく</text:p>
          </table:table-cell>
          <table:table-cell office:value-type="string" office:value="のぞく">
            <text:p>のぞく</text:p>
          </table:table-cell>
          <table:table-cell office:value-type="string" office:value="peep, look in">
            <text:p>peep, look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の隙間から中をのぞいたんだ。">
            <text:p>ドアの隙間から中をのぞいたんだ。</text:p>
          </table:table-cell>
          <table:table-cell office:value-type="string" office:value="ドア の すきま から なか を のぞいた ん だ。">
            <text:p>ドア の すきま から なか を のぞいた ん だ。</text:p>
          </table:table-cell>
          <table:table-cell office:value-type="string" office:value="I peeped inside through a crack in the door.">
            <text:p>I peeped inside through a crack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ち主">
            <text:p>持ち主</text:p>
          </table:table-cell>
          <table:table-cell office:value-type="string" office:value="もちぬし">
            <text:p>もちぬし</text:p>
          </table:table-cell>
          <table:table-cell office:value-type="string" office:value="owner">
            <text:p>ow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自転車の持ち主は誰ですか。">
            <text:p>この自転車の持ち主は誰ですか。</text:p>
          </table:table-cell>
          <table:table-cell office:value-type="string" office:value="この じてんしゃ の もちぬし は だれ です か。">
            <text:p>この じてんしゃ の もちぬし は だれ です か。</text:p>
          </table:table-cell>
          <table:table-cell office:value-type="string" office:value="Who's the owner of this bicycle?">
            <text:p>Who's the owner of this bicyc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級生">
            <text:p>同級生</text:p>
          </table:table-cell>
          <table:table-cell office:value-type="string" office:value="どうきゅうせい">
            <text:p>どうきゅうせい</text:p>
          </table:table-cell>
          <table:table-cell office:value-type="string" office:value="classmate">
            <text:p>classm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同級生です。">
            <text:p>私たちは同級生です。</text:p>
          </table:table-cell>
          <table:table-cell office:value-type="string" office:value="わたし たち は どうきゅうせい です。">
            <text:p>わたし たち は どうきゅうせい です。</text:p>
          </table:table-cell>
          <table:table-cell office:value-type="string" office:value="We're classmates.">
            <text:p>We're classm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道">
            <text:p>国道</text:p>
          </table:table-cell>
          <table:table-cell office:value-type="string" office:value="こくどう">
            <text:p>こくどう</text:p>
          </table:table-cell>
          <table:table-cell office:value-type="string" office:value="national highway">
            <text:p>national high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をまっすぐ進むと国道に出ます。">
            <text:p>この道をまっすぐ進むと国道に出ます。</text:p>
          </table:table-cell>
          <table:table-cell office:value-type="string" office:value="この みち を まっすぐ すすむ と こくどう に でます。">
            <text:p>この みち を まっすぐ すすむ と こくどう に でます。</text:p>
          </table:table-cell>
          <table:table-cell office:value-type="string" office:value="If you go straight on this road, you will come out on the national highway.">
            <text:p>If you go straight on this road, you will come out on the national high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たり">
            <text:p>当たり</text:p>
          </table:table-cell>
          <table:table-cell office:value-type="string" office:value="あたり">
            <text:p>あたり</text:p>
          </table:table-cell>
          <table:table-cell office:value-type="string" office:value="success, to come true">
            <text:p>success, to come tr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予想は大当たりでした。">
            <text:p>彼の予想は大当たりでした。</text:p>
          </table:table-cell>
          <table:table-cell office:value-type="string" office:value="かれ の よそう は おお あたり でした。">
            <text:p>かれ の よそう は おお あたり でした。</text:p>
          </table:table-cell>
          <table:table-cell office:value-type="string" office:value="His prediction came true.">
            <text:p>His prediction ca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げ">
            <text:p>おかげ</text:p>
          </table:table-cell>
          <table:table-cell office:value-type="string" office:value="おかげ">
            <text:p>おかげ</text:p>
          </table:table-cell>
          <table:table-cell office:value-type="string" office:value="with the help of, thanks to">
            <text:p>with the help of, thanks t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のおかげで大学に合格できました。">
            <text:p>先生のおかげで大学に合格できました。</text:p>
          </table:table-cell>
          <table:table-cell office:value-type="string" office:value="せんせい の おかげ で だいがく に ごうかく できました。">
            <text:p>せんせい の おかげ で だいがく に ごうかく できました。</text:p>
          </table:table-cell>
          <table:table-cell office:value-type="string" office:value="Thanks to the teacher, I was able to pass the college entrance exam.">
            <text:p>Thanks to the teacher, I was able to pass the college entranc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イド">
            <text:p>プライド</text:p>
          </table:table-cell>
          <table:table-cell office:value-type="string" office:value="プライド">
            <text:p>プライド</text:p>
          </table:table-cell>
          <table:table-cell office:value-type="string" office:value="pride">
            <text:p>pr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プライドが高い人です。">
            <text:p>彼はプライドが高い人です。</text:p>
          </table:table-cell>
          <table:table-cell office:value-type="string" office:value="かれ は プライド が たかい ひと です。">
            <text:p>かれ は プライド が たかい ひと です。</text:p>
          </table:table-cell>
          <table:table-cell office:value-type="string" office:value="He is a man of great pride.">
            <text:p>He is a man of great pr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り上げる">
            <text:p>盛り上げる</text:p>
          </table:table-cell>
          <table:table-cell office:value-type="string" office:value="もりあげる">
            <text:p>もりあげる</text:p>
          </table:table-cell>
          <table:table-cell office:value-type="string" office:value="bring excitement">
            <text:p>bring excite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援団が試合を盛り上げたんだ。">
            <text:p>応援団が試合を盛り上げたんだ。</text:p>
          </table:table-cell>
          <table:table-cell office:value-type="string" office:value="おうえん だん が しあい を もりあげた ん だ。">
            <text:p>おうえん だん が しあい を もりあげた ん だ。</text:p>
          </table:table-cell>
          <table:table-cell office:value-type="string" office:value="The cheering squad brought excitement to the game.">
            <text:p>The cheering squad brought excitement to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む">
            <text:p>つまむ</text:p>
          </table:table-cell>
          <table:table-cell office:value-type="string" office:value="つまむ">
            <text:p>つまむ</text:p>
          </table:table-cell>
          <table:table-cell office:value-type="string" office:value="snack on">
            <text:p>snac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菓子でもつまんでください。">
            <text:p>お菓子でもつまんでください。</text:p>
          </table:table-cell>
          <table:table-cell office:value-type="string" office:value="おかし で も つまんで ください。">
            <text:p>おかし で も つまんで ください。</text:p>
          </table:table-cell>
          <table:table-cell office:value-type="string" office:value="Please help yourself to some snacks.">
            <text:p>Please help yourself to some sna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くる">
            <text:p>めくる</text:p>
          </table:table-cell>
          <table:table-cell office:value-type="string" office:value="めくる">
            <text:p>めくる</text:p>
          </table:table-cell>
          <table:table-cell office:value-type="string" office:value="turn over">
            <text:p>turn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ページをめくったの。">
            <text:p>彼はページをめくったの。</text:p>
          </table:table-cell>
          <table:table-cell office:value-type="string" office:value="かれ は ページ を めくった の。">
            <text:p>かれ は ページ を めくった の。</text:p>
          </table:table-cell>
          <table:table-cell office:value-type="string" office:value="He turned the page.">
            <text:p>He turned the p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口">
            <text:p>一口</text:p>
          </table:table-cell>
          <table:table-cell office:value-type="string" office:value="ひとくち">
            <text:p>ひとくち</text:p>
          </table:table-cell>
          <table:table-cell office:value-type="string" office:value="mouthful, bite">
            <text:p>mouthful, b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おまんじゅうを一口で食べたの。">
            <text:p>彼はおまんじゅうを一口で食べたの。</text:p>
          </table:table-cell>
          <table:table-cell office:value-type="string" office:value="かれ は おまんじゅう を ひとくち で たべた の。">
            <text:p>かれ は おまんじゅう を ひとくち で たべた の。</text:p>
          </table:table-cell>
          <table:table-cell office:value-type="string" office:value="He ate the sweet bun in one bite.">
            <text:p>He ate the sweet bun in one b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分">
            <text:p>当分</text:p>
          </table:table-cell>
          <table:table-cell office:value-type="string" office:value="とうぶん">
            <text:p>とうぶん</text:p>
          </table:table-cell>
          <table:table-cell office:value-type="string" office:value="for some time, for the time being">
            <text:p>for some time, for the time be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当分学校を休むそうです。">
            <text:p>彼女は当分学校を休むそうです。</text:p>
          </table:table-cell>
          <table:table-cell office:value-type="string" office:value="かのじょ は とうぶん がっこう を やすむ そうです。">
            <text:p>かのじょ は とうぶん がっこう を やすむ そうです。</text:p>
          </table:table-cell>
          <table:table-cell office:value-type="string" office:value="It seems she'll be absent from school for some time.">
            <text:p>It seems she'll be absent from school for som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数">
            <text:p>日数</text:p>
          </table:table-cell>
          <table:table-cell office:value-type="string" office:value="にっすう">
            <text:p>にっすう</text:p>
          </table:table-cell>
          <table:table-cell office:value-type="string" office:value="number of days">
            <text:p>number of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は出勤日数が多いです。">
            <text:p>今月は出勤日数が多いです。</text:p>
          </table:table-cell>
          <table:table-cell office:value-type="string" office:value="こんげつ は しゅっきん にっすう が おおい です。">
            <text:p>こんげつ は しゅっきん にっすう が おおい です。</text:p>
          </table:table-cell>
          <table:table-cell office:value-type="string" office:value="I'm working many days this month.">
            <text:p>I'm working many days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上がり">
            <text:p>値上がり</text:p>
          </table:table-cell>
          <table:table-cell office:value-type="string" office:value="ねあがり">
            <text:p>ねあがり</text:p>
          </table:table-cell>
          <table:table-cell office:value-type="string" office:value="price rise, price increase">
            <text:p>price rise, price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野菜が値上がりしていますね。">
            <text:p>野菜が値上がりしていますね。</text:p>
          </table:table-cell>
          <table:table-cell office:value-type="string" office:value="やさい が ねあがり して います ね。">
            <text:p>やさい が ねあがり して います ね。</text:p>
          </table:table-cell>
          <table:table-cell office:value-type="string" office:value="The price of vegetables is going up.">
            <text:p>The price of vegetables is going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ウンド">
            <text:p>グラウンド</text:p>
          </table:table-cell>
          <table:table-cell office:value-type="string" office:value="グラウンド">
            <text:p>グラウンド</text:p>
          </table:table-cell>
          <table:table-cell office:value-type="string" office:value="ground, (playing or sports) field">
            <text:p>ground, (playing or sports)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野球部はグラウンドで練習しています。">
            <text:p>野球部はグラウンドで練習しています。</text:p>
          </table:table-cell>
          <table:table-cell office:value-type="string" office:value="やきゅう ぶ は グラウンド で れんしゅう して います。">
            <text:p>やきゅう ぶ は グラウンド で れんしゅう して います。</text:p>
          </table:table-cell>
          <table:table-cell office:value-type="string" office:value="The baseball club is practicing at the field.">
            <text:p>The baseball club is practicing at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関心">
            <text:p>無関心</text:p>
          </table:table-cell>
          <table:table-cell office:value-type="string" office:value="むかんしん">
            <text:p>むかんしん</text:p>
          </table:table-cell>
          <table:table-cell office:value-type="string" office:value="indifferent, not interested">
            <text:p>indifferent, not interes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政治に無関心です。">
            <text:p>彼女は政治に無関心です。</text:p>
          </table:table-cell>
          <table:table-cell office:value-type="string" office:value="かのじょ は せいじ に むかんしん です。">
            <text:p>かのじょ は せいじ に むかんしん です。</text:p>
          </table:table-cell>
          <table:table-cell office:value-type="string" office:value="She's not interested in politics.">
            <text:p>She's not interested in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やり">
            <text:p>思いやり</text:p>
          </table:table-cell>
          <table:table-cell office:value-type="string" office:value="おもいやり">
            <text:p>おもいやり</text:p>
          </table:table-cell>
          <table:table-cell office:value-type="string" office:value="thoughtfulness, kindness">
            <text:p>thoughtfulness, kin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思いやりが嬉しかった。">
            <text:p>彼女の思いやりが嬉しかった。</text:p>
          </table:table-cell>
          <table:table-cell office:value-type="string" office:value="かのじょ の おもいやり が うれしかった。">
            <text:p>かのじょ の おもいやり が うれしかった。</text:p>
          </table:table-cell>
          <table:table-cell office:value-type="string" office:value="I was glad for her kindness.">
            <text:p>I was glad for he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り">
            <text:p>眠り</text:p>
          </table:table-cell>
          <table:table-cell office:value-type="string" office:value="ねむり">
            <text:p>ねむり</text:p>
          </table:table-cell>
          <table:table-cell office:value-type="string" office:value="sleep, doze">
            <text:p>sleep, do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より早く眠りに着いたよ。">
            <text:p>彼女はいつもより早く眠りに着いたよ。</text:p>
          </table:table-cell>
          <table:table-cell office:value-type="string" office:value="かのじょ は いつも より はやく ねむり に ついた よ。">
            <text:p>かのじょ は いつも より はやく ねむり に ついた よ。</text:p>
          </table:table-cell>
          <table:table-cell office:value-type="string" office:value="She fell asleep faster than usual.">
            <text:p>She fell asleep faster than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意深い">
            <text:p>注意深い</text:p>
          </table:table-cell>
          <table:table-cell office:value-type="string" office:value="ちゅういぶかい">
            <text:p>ちゅういぶかい</text:p>
          </table:table-cell>
          <table:table-cell office:value-type="string" office:value="careful">
            <text:p>care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注意深い人です。">
            <text:p>彼は注意深い人です。</text:p>
          </table:table-cell>
          <table:table-cell office:value-type="string" office:value="かれ は ちゅういぶかい ひと です。">
            <text:p>かれ は ちゅういぶかい ひと です。</text:p>
          </table:table-cell>
          <table:table-cell office:value-type="string" office:value="He's a careful person.">
            <text:p>He's a care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室">
            <text:p>寝室</text:p>
          </table:table-cell>
          <table:table-cell office:value-type="string" office:value="しんしつ">
            <text:p>しんしつ</text:p>
          </table:table-cell>
          <table:table-cell office:value-type="string" office:value="bedroom">
            <text:p>bed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寝室の壁紙を張り替えました。">
            <text:p>寝室の壁紙を張り替えました。</text:p>
          </table:table-cell>
          <table:table-cell office:value-type="string" office:value="しんしつ の かべがみ を はりかえました。">
            <text:p>しんしつ の かべがみ を はりかえました。</text:p>
          </table:table-cell>
          <table:table-cell office:value-type="string" office:value="I repapered the bedroom walls.">
            <text:p>I repapered the bedroom w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ァックス">
            <text:p>ファックス</text:p>
          </table:table-cell>
          <table:table-cell office:value-type="string" office:value="ファックス">
            <text:p>ファックス</text:p>
          </table:table-cell>
          <table:table-cell office:value-type="string" office:value="fax">
            <text:p>fa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詳細はファックスで送ります。">
            <text:p>詳細はファックスで送ります。</text:p>
          </table:table-cell>
          <table:table-cell office:value-type="string" office:value="しょうさい は ファックス で おくります。">
            <text:p>しょうさい は ファックス で おくります。</text:p>
          </table:table-cell>
          <table:table-cell office:value-type="string" office:value="I'll send the details by fax.">
            <text:p>I'll send the details by f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前">
            <text:p>人前</text:p>
          </table:table-cell>
          <table:table-cell office:value-type="string" office:value="ひとまえ">
            <text:p>ひとまえ</text:p>
          </table:table-cell>
          <table:table-cell office:value-type="string" office:value="in front of people">
            <text:p>in front of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前に出ると緊張します。">
            <text:p>彼女は人前に出ると緊張します。</text:p>
          </table:table-cell>
          <table:table-cell office:value-type="string" office:value="かのじょ は ひとまえ に でる と きんちょう します。">
            <text:p>かのじょ は ひとまえ に でる と きんちょう します。</text:p>
          </table:table-cell>
          <table:table-cell office:value-type="string" office:value="She gets nervous in front of other people.">
            <text:p>S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夏">
            <text:p>真夏</text:p>
          </table:table-cell>
          <table:table-cell office:value-type="string" office:value="まなつ">
            <text:p>まなつ</text:p>
          </table:table-cell>
          <table:table-cell office:value-type="string" office:value="midsummer">
            <text:p>midsum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真夏のビールは美味しい。">
            <text:p>真夏のビールは美味しい。</text:p>
          </table:table-cell>
          <table:table-cell office:value-type="string" office:value="まなつ の ビール は おいしい 。">
            <text:p>まなつ の ビール は おいしい 。</text:p>
          </table:table-cell>
          <table:table-cell office:value-type="string" office:value="Beer tastes delicious in midsummer.">
            <text:p>Beer tastes delicious in mid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ごろ">
            <text:p>日ごろ</text:p>
          </table:table-cell>
          <table:table-cell office:value-type="string" office:value="ひごろ">
            <text:p>ひごろ</text:p>
          </table:table-cell>
          <table:table-cell office:value-type="string" office:value="daily, usually">
            <text:p>daily, us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には日ごろからお世話になっています。">
            <text:p>彼女には日ごろからお世話になっています。</text:p>
          </table:table-cell>
          <table:table-cell office:value-type="string" office:value="かのじょ に は ひごろ から おせわ に なって います。">
            <text:p>かのじょ に は ひごろ から おせわ に なって います。</text:p>
          </table:table-cell>
          <table:table-cell office:value-type="string" office:value="I owe her a lot for helping me out on a daily basis.">
            <text:p>I owe her a lot for helping me out on a daily ba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夜中">
            <text:p>真夜中</text:p>
          </table:table-cell>
          <table:table-cell office:value-type="string" office:value="まよなか">
            <text:p>まよなか</text:p>
          </table:table-cell>
          <table:table-cell office:value-type="string" office:value="midnight, middle of the night">
            <text:p>midnight, middle of the n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真夜中に帰ってきたの。">
            <text:p>彼は真夜中に帰ってきたの。</text:p>
          </table:table-cell>
          <table:table-cell office:value-type="string" office:value="かれ は まよなか に かえって きた の。">
            <text:p>かれ は まよなか に かえって きた の。</text:p>
          </table:table-cell>
          <table:table-cell office:value-type="string" office:value="He came back at midnight.">
            <text:p>He came back at mid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生き">
            <text:p>長生き</text:p>
          </table:table-cell>
          <table:table-cell office:value-type="string" office:value="ながいき">
            <text:p>ながいき</text:p>
          </table:table-cell>
          <table:table-cell office:value-type="string" office:value="long life, longevity">
            <text:p>long life, longev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村の人たちは長生きです。">
            <text:p>この村の人たちは長生きです。</text:p>
          </table:table-cell>
          <table:table-cell office:value-type="string" office:value="この むら の ひと たち は ながいき です。">
            <text:p>この むら の ひと たち は ながいき です。</text:p>
          </table:table-cell>
          <table:table-cell office:value-type="string" office:value="People in this village live a long life.">
            <text:p>People in this village live a long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雪">
            <text:p>大雪</text:p>
          </table:table-cell>
          <table:table-cell office:value-type="string" office:value="おおゆき">
            <text:p>おおゆき</text:p>
          </table:table-cell>
          <table:table-cell office:value-type="string" office:value="heavy snow">
            <text:p>heavy sn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10年ぶりの大雪です。">
            <text:p>10年ぶりの大雪です。</text:p>
          </table:table-cell>
          <table:table-cell office:value-type="string" office:value="10 ねん ぶり の おおゆき です。">
            <text:p>10 ねん ぶり の おおゆき です。</text:p>
          </table:table-cell>
          <table:table-cell office:value-type="string" office:value="We're having the heaviest snow in ten years.">
            <text:p>We're having the heaviest snow in ten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束">
            <text:p>花束</text:p>
          </table:table-cell>
          <table:table-cell office:value-type="string" office:value="はなたば">
            <text:p>はなたば</text:p>
          </table:table-cell>
          <table:table-cell office:value-type="string" office:value="flower bouquet">
            <text:p>flower bouqu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卒業式に花束をもらいました。">
            <text:p>卒業式に花束をもらいました。</text:p>
          </table:table-cell>
          <table:table-cell office:value-type="string" office:value="そつぎょう しき に はなたば を もらいました。">
            <text:p>そつぎょう しき に はなたば を もらいました。</text:p>
          </table:table-cell>
          <table:table-cell office:value-type="string" office:value="I got a flower bouquet at my graduation ceremony.">
            <text:p>I got a flower bouquet at my graduation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ぱっと">
            <text:p>ぱっと</text:p>
          </table:table-cell>
          <table:table-cell office:value-type="string" office:value="ぱっと">
            <text:p>ぱっと</text:p>
          </table:table-cell>
          <table:table-cell office:value-type="string" office:value="suddenly, quickly">
            <text:p>suddenly, quick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ぱっと目を開いた。">
            <text:p>彼女はぱっと目を開いた。</text:p>
          </table:table-cell>
          <table:table-cell office:value-type="string" office:value="かのじょ は ぱっと め を ひらいた。">
            <text:p>かのじょ は ぱっと め を ひらいた。</text:p>
          </table:table-cell>
          <table:table-cell office:value-type="string" office:value="She opened her eyes suddenly.">
            <text:p>She opened her eyes sudde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伸">
            <text:p>追伸</text:p>
          </table:table-cell>
          <table:table-cell office:value-type="string" office:value="ついしん">
            <text:p>ついしん</text:p>
          </table:table-cell>
          <table:table-cell office:value-type="string" office:value="P.S.">
            <text:p>P.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追伸、お兄さんはお元気ですか。">
            <text:p>追伸、お兄さんはお元気ですか。</text:p>
          </table:table-cell>
          <table:table-cell office:value-type="string" office:value="ついしん、おにいさん は おげんき です か。">
            <text:p>ついしん、おにいさん は おげんき です か。</text:p>
          </table:table-cell>
          <table:table-cell office:value-type="string" office:value="P.S. How is your older brother?">
            <text:p>P.S. How is your older bro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ダ">
            <text:p>パンダ</text:p>
          </table:table-cell>
          <table:table-cell office:value-type="string" office:value="パンダ">
            <text:p>パンダ</text:p>
          </table:table-cell>
          <table:table-cell office:value-type="string" office:value="panda">
            <text:p>pand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ンダは笹を食べます。">
            <text:p>パンダは笹を食べます。</text:p>
          </table:table-cell>
          <table:table-cell office:value-type="string" office:value="パンダ は ささ を たべます。">
            <text:p>パンダ は ささ を たべます。</text:p>
          </table:table-cell>
          <table:table-cell office:value-type="string" office:value="Pandas eat bamboo grass.">
            <text:p>Pandas eat bamboo gr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来">
            <text:p>行き来</text:p>
          </table:table-cell>
          <table:table-cell office:value-type="string" office:value="いきき">
            <text:p>いきき</text:p>
          </table:table-cell>
          <table:table-cell office:value-type="string" office:value="comings and goings">
            <text:p>comings and going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彼のところに行き来してないの。">
            <text:p>最近彼のところに行き来してないの。</text:p>
          </table:table-cell>
          <table:table-cell office:value-type="string" office:value="さいきん かれ の ところ に いきき して ない の。">
            <text:p>さいきん かれ の ところ に いきき して ない の。</text:p>
          </table:table-cell>
          <table:table-cell office:value-type="string" office:value="I haven't been to his place lately.">
            <text:p>I haven't been to his place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器用">
            <text:p>不器用</text:p>
          </table:table-cell>
          <table:table-cell office:value-type="string" office:value="ぶきよう">
            <text:p>ぶきよう</text:p>
          </table:table-cell>
          <table:table-cell office:value-type="string" office:value="clumsy, unskillful">
            <text:p>clumsy, unskill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妹は不器用で、料理も苦手なの。">
            <text:p>妹は不器用で、料理も苦手なの。</text:p>
          </table:table-cell>
          <table:table-cell office:value-type="string" office:value="いもうと は ぶきよう で、りょうり も にがて な の。">
            <text:p>いもうと は ぶきよう で、りょうり も にがて な の。</text:p>
          </table:table-cell>
          <table:table-cell office:value-type="string" office:value="My little sister is clumsy and not good at cooking.">
            <text:p>My little sister is clumsy and not good at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角形">
            <text:p>三角形</text:p>
          </table:table-cell>
          <table:table-cell office:value-type="string" office:value="さんかっけい">
            <text:p>さんかっけい</text:p>
          </table:table-cell>
          <table:table-cell office:value-type="string" office:value="triangle">
            <text:p>tri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三角形の面積を出しなさい。">
            <text:p>この三角形の面積を出しなさい。</text:p>
          </table:table-cell>
          <table:table-cell office:value-type="string" office:value="この さんかっけい の めんせき を だしなさい。">
            <text:p>この さんかっけい の めんせき を だしなさい。</text:p>
          </table:table-cell>
          <table:table-cell office:value-type="string" office:value="Find the area of this triangle.">
            <text:p>Find the area of this tria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機嫌">
            <text:p>不機嫌</text:p>
          </table:table-cell>
          <table:table-cell office:value-type="string" office:value="ふきげん">
            <text:p>ふきげん</text:p>
          </table:table-cell>
          <table:table-cell office:value-type="string" office:value="in a bad mood">
            <text:p>in a bad moo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頃、あの人は不機嫌ですね。">
            <text:p>この頃、あの人は不機嫌ですね。</text:p>
          </table:table-cell>
          <table:table-cell office:value-type="string" office:value="このごろ、あの ひと は ふきげん です ね。">
            <text:p>このごろ、あの ひと は ふきげん です ね。</text:p>
          </table:table-cell>
          <table:table-cell office:value-type="string" office:value="He's been in a bad mood these days.">
            <text:p>He's been in a bad moo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い声">
            <text:p>笑い声</text:p>
          </table:table-cell>
          <table:table-cell office:value-type="string" office:value="わらいごえ">
            <text:p>わらいごえ</text:p>
          </table:table-cell>
          <table:table-cell office:value-type="string" office:value="laughter">
            <text:p>laugh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中から笑い声が聞こえた。">
            <text:p>部屋の中から笑い声が聞こえた。</text:p>
          </table:table-cell>
          <table:table-cell office:value-type="string" office:value="へや の なか から わらいごえ が きこえた。">
            <text:p>へや の なか から わらいごえ が きこえた。</text:p>
          </table:table-cell>
          <table:table-cell office:value-type="string" office:value="I heard laughter coming from the room.">
            <text:p>I heard laughter coming from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直る">
            <text:p>立ち直る</text:p>
          </table:table-cell>
          <table:table-cell office:value-type="string" office:value="たちなおる">
            <text:p>たちなおる</text:p>
          </table:table-cell>
          <table:table-cell office:value-type="string" office:value="get over, recover">
            <text:p>get over, rec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失敗から立ち直ったよ。">
            <text:p>彼女は失敗から立ち直ったよ。</text:p>
          </table:table-cell>
          <table:table-cell office:value-type="string" office:value="かのじょ は しっぱい から たちなおった よ。">
            <text:p>かのじょ は しっぱい から たちなおった よ。</text:p>
          </table:table-cell>
          <table:table-cell office:value-type="string" office:value="She's gotten over a mistake.">
            <text:p>She's gotten over a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音">
            <text:p>足音</text:p>
          </table:table-cell>
          <table:table-cell office:value-type="string" office:value="あしおと">
            <text:p>あしおと</text:p>
          </table:table-cell>
          <table:table-cell office:value-type="string" office:value="footstep (sound)">
            <text:p>footstep (soun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廊下から大きな足音が聞こえた。">
            <text:p>廊下から大きな足音が聞こえた。</text:p>
          </table:table-cell>
          <table:table-cell office:value-type="string" office:value="ろうか から おおきな あしおと が きこえた。">
            <text:p>ろうか から おおきな あしおと が きこえた。</text:p>
          </table:table-cell>
          <table:table-cell office:value-type="string" office:value="I heard loud footsteps from the hallway.">
            <text:p>I heard loud footsteps from the hall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第一">
            <text:p>第一</text:p>
          </table:table-cell>
          <table:table-cell office:value-type="string" office:value="だいいち">
            <text:p>だいいち</text:p>
          </table:table-cell>
          <table:table-cell office:value-type="string" office:value="number one, first">
            <text:p>number one, fi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には仕事が第一です。">
            <text:p>私には仕事が第一です。</text:p>
          </table:table-cell>
          <table:table-cell office:value-type="string" office:value="わたし に は しごと が だいいち です。">
            <text:p>わたし に は しごと が だいいち です。</text:p>
          </table:table-cell>
          <table:table-cell office:value-type="string" office:value="Work is my first priority.">
            <text:p>Work is my first prior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陸">
            <text:p>離陸</text:p>
          </table:table-cell>
          <table:table-cell office:value-type="string" office:value="りりく">
            <text:p>りりく</text:p>
          </table:table-cell>
          <table:table-cell office:value-type="string" office:value="takeoff">
            <text:p>take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もなく飛行機が離陸します。">
            <text:p>まもなく飛行機が離陸します。</text:p>
          </table:table-cell>
          <table:table-cell office:value-type="string" office:value="まもなく ひこうき が りりく します。">
            <text:p>まもなく ひこうき が りりく します。</text:p>
          </table:table-cell>
          <table:table-cell office:value-type="string" office:value="The airplane will be taking off soon.">
            <text:p>The airplane will be taking off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抜く">
            <text:p>追い抜く</text:p>
          </table:table-cell>
          <table:table-cell office:value-type="string" office:value="おいぬく">
            <text:p>おいぬく</text:p>
          </table:table-cell>
          <table:table-cell office:value-type="string" office:value="pass, overtake">
            <text:p>pass, over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リレーで彼は二人追い抜いたね。">
            <text:p>リレーで彼は二人追い抜いたね。</text:p>
          </table:table-cell>
          <table:table-cell office:value-type="string" office:value="リレー で かれ は ふたり おいぬいた ね。">
            <text:p>リレー で かれ は ふたり おいぬいた ね。</text:p>
          </table:table-cell>
          <table:table-cell office:value-type="string" office:value="He overtook two people in the relay.">
            <text:p>He overtook two people in the re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こやか">
            <text:p>にこやか</text:p>
          </table:table-cell>
          <table:table-cell office:value-type="string" office:value="にこやか">
            <text:p>にこやか</text:p>
          </table:table-cell>
          <table:table-cell office:value-type="string" office:value="smiling, beaming (face)">
            <text:p>smiling, beaming (face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にこやかに挨拶を交わしたけどね。">
            <text:p>彼らはにこやかに挨拶を交わしたけどね。</text:p>
          </table:table-cell>
          <table:table-cell office:value-type="string" office:value="かれら は にこやか に あいさつ を かわした けど ね。">
            <text:p>かれら は にこやか に あいさつ を かわした けど ね。</text:p>
          </table:table-cell>
          <table:table-cell office:value-type="string" office:value="They greeted each other with smiles, though.">
            <text:p>They greeted each other with smiles, th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側">
            <text:p>片側</text:p>
          </table:table-cell>
          <table:table-cell office:value-type="string" office:value="かたがわ">
            <text:p>かたがわ</text:p>
          </table:table-cell>
          <table:table-cell office:value-type="string" office:value="one side">
            <text:p>on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片側通行です。">
            <text:p>この道は片側通行です。</text:p>
          </table:table-cell>
          <table:table-cell office:value-type="string" office:value="この みち は かたがわ つうこう です。">
            <text:p>この みち は かたがわ つうこう です。</text:p>
          </table:table-cell>
          <table:table-cell office:value-type="string" office:value="This is a one way street.">
            <text:p>This is a one way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顔">
            <text:p>横顔</text:p>
          </table:table-cell>
          <table:table-cell office:value-type="string" office:value="よこがお">
            <text:p>よこがお</text:p>
          </table:table-cell>
          <table:table-cell office:value-type="string" office:value="profile, side face">
            <text:p>profile, side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横顔は素敵だ。">
            <text:p>彼女の横顔は素敵だ。</text:p>
          </table:table-cell>
          <table:table-cell office:value-type="string" office:value="かのじょ の よこがお は すてき だ。">
            <text:p>かのじょ の よこがお は すてき だ。</text:p>
          </table:table-cell>
          <table:table-cell office:value-type="string" office:value="She has a lovely profile.">
            <text:p>She has a lovely pro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消し">
            <text:p>取り消し</text:p>
          </table:table-cell>
          <table:table-cell office:value-type="string" office:value="とりけし">
            <text:p>とりけし</text:p>
          </table:table-cell>
          <table:table-cell office:value-type="string" office:value="cancellation, revocation">
            <text:p>cancellation, revo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免許取り消しの処分を受けたよ。">
            <text:p>彼は免許取り消しの処分を受けたよ。</text:p>
          </table:table-cell>
          <table:table-cell office:value-type="string" office:value="かれ は めんきょ とりけし の しょぶん を うけた よ。">
            <text:p>かれ は めんきょ とりけし の しょぶん を うけた よ。</text:p>
          </table:table-cell>
          <table:table-cell office:value-type="string" office:value="As a penalty, his driver's license was revoked.">
            <text:p>As a penalty, his driver's license was revo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ろ向き">
            <text:p>後ろ向き</text:p>
          </table:table-cell>
          <table:table-cell office:value-type="string" office:value="うしろむき">
            <text:p>うしろむき</text:p>
          </table:table-cell>
          <table:table-cell office:value-type="string" office:value="facing backward">
            <text:p>facing back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車を後ろ向きに駐車したの。">
            <text:p>彼は車を後ろ向きに駐車したの。</text:p>
          </table:table-cell>
          <table:table-cell office:value-type="string" office:value="かれ は くるま を うしろむき に ちゅうしゃ した の。">
            <text:p>かれ は くるま を うしろむき に ちゅうしゃ した の。</text:p>
          </table:table-cell>
          <table:table-cell office:value-type="string" office:value="He parked the car backward.">
            <text:p>He parked the car back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山登り">
            <text:p>山登り</text:p>
          </table:table-cell>
          <table:table-cell office:value-type="string" office:value="やまのぼり">
            <text:p>やまのぼり</text:p>
          </table:table-cell>
          <table:table-cell office:value-type="string" office:value="(light or easy) mountain climbing">
            <text:p>(light or easy) mountain clim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友達と山登りに行きます。">
            <text:p>明日は友達と山登りに行きます。</text:p>
          </table:table-cell>
          <table:table-cell office:value-type="string" office:value="あした は ともだち と やまのぼり に いきます。">
            <text:p>あした は ともだち と やまのぼり に いきます。</text:p>
          </table:table-cell>
          <table:table-cell office:value-type="string" office:value="I'm going mountain climbing with my friend tomorrow.">
            <text:p>I'm going mountain climbing with my frien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流">
            <text:p>三流</text:p>
          </table:table-cell>
          <table:table-cell office:value-type="string" office:value="さんりゅう">
            <text:p>さんりゅう</text:p>
          </table:table-cell>
          <table:table-cell office:value-type="string" office:value="third-rate">
            <text:p>third-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三流大学を出たが、今は社長だよ。">
            <text:p>彼は三流大学を出たが、今は社長だよ。</text:p>
          </table:table-cell>
          <table:table-cell office:value-type="string" office:value="かれ は さんりゅう だいがく を でた が、いま は しゃちょう だ よ。">
            <text:p>かれ は さんりゅう だいがく を でた が、いま は しゃちょう だ よ。</text:p>
          </table:table-cell>
          <table:table-cell office:value-type="string" office:value="He went to a third-rate college but is now a company president.">
            <text:p>He went to a third-rate college but is now a company pres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爪切り">
            <text:p>爪切り</text:p>
          </table:table-cell>
          <table:table-cell office:value-type="string" office:value="つめきり">
            <text:p>つめきり</text:p>
          </table:table-cell>
          <table:table-cell office:value-type="string" office:value="nail clipper, clipping nails">
            <text:p>nail clipper, clipping nai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爪切りを取ってください。">
            <text:p>爪切りを取ってください。</text:p>
          </table:table-cell>
          <table:table-cell office:value-type="string" office:value="つめきり を とって ください。">
            <text:p>つめきり を とって ください。</text:p>
          </table:table-cell>
          <table:table-cell office:value-type="string" office:value="Could you pass me the nail clipper?">
            <text:p>Could you pass me the nail clipp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っかち">
            <text:p>せっかち</text:p>
          </table:table-cell>
          <table:table-cell office:value-type="string" office:value="せっかち">
            <text:p>せっかち</text:p>
          </table:table-cell>
          <table:table-cell office:value-type="string" office:value="impatient, hasty">
            <text:p>impatient, has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せっかちで困ります。">
            <text:p>彼はせっかちで困ります。</text:p>
          </table:table-cell>
          <table:table-cell office:value-type="string" office:value="かれ は せっかち で こまります。">
            <text:p>かれ は せっかち で こまります。</text:p>
          </table:table-cell>
          <table:table-cell office:value-type="string" office:value="His impatience troubles me.">
            <text:p>His impatience trouble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下がり">
            <text:p>値下がり</text:p>
          </table:table-cell>
          <table:table-cell office:value-type="string" office:value="ねさがり">
            <text:p>ねさがり</text:p>
          </table:table-cell>
          <table:table-cell office:value-type="string" office:value="fall in price">
            <text:p>fall in pr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ソリンが値下がりしました。">
            <text:p>ガソリンが値下がりしました。</text:p>
          </table:table-cell>
          <table:table-cell office:value-type="string" office:value="ガソリン が ねさがり しました。">
            <text:p>ガソリン が ねさがり しました。</text:p>
          </table:table-cell>
          <table:table-cell office:value-type="string" office:value="The price of gasoline has gone down.">
            <text:p>The price of gasoline has gon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売り">
            <text:p>安売り</text:p>
          </table:table-cell>
          <table:table-cell office:value-type="string" office:value="やすうり">
            <text:p>やすうり</text:p>
          </table:table-cell>
          <table:table-cell office:value-type="string" office:value="sale, bargain">
            <text:p>sale, bargai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店で野菜の安売りをしていましたよ。">
            <text:p>あの店で野菜の安売りをしていましたよ。</text:p>
          </table:table-cell>
          <table:table-cell office:value-type="string" office:value="あの みせ で やさい の やすうり を して いました よ。">
            <text:p>あの みせ で やさい の やすうり を して いました よ。</text:p>
          </table:table-cell>
          <table:table-cell office:value-type="string" office:value="They were selling bargain-priced vegetables in that store.">
            <text:p>They were selling bargain-priced vegetables in tha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越す">
            <text:p>乗り越す</text:p>
          </table:table-cell>
          <table:table-cell office:value-type="string" office:value="のりこす">
            <text:p>のりこす</text:p>
          </table:table-cell>
          <table:table-cell office:value-type="string" office:value="miss one's station">
            <text:p>miss one's sta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居眠りして降りる駅を乗り越した。">
            <text:p>居眠りして降りる駅を乗り越した。</text:p>
          </table:table-cell>
          <table:table-cell office:value-type="string" office:value="いねむり して おりる えき を のりこした。">
            <text:p>いねむり して おりる えき を のりこした。</text:p>
          </table:table-cell>
          <table:table-cell office:value-type="string" office:value="I dozed off and missed my station.">
            <text:p>I dozed off and missed my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り道">
            <text:p>寄り道</text:p>
          </table:table-cell>
          <table:table-cell office:value-type="string" office:value="よりみち">
            <text:p>よりみち</text:p>
          </table:table-cell>
          <table:table-cell office:value-type="string" office:value="stopping by, going out of the way">
            <text:p>stopping by, going out of the w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寄り道してから帰ります。">
            <text:p>今日は寄り道してから帰ります。</text:p>
          </table:table-cell>
          <table:table-cell office:value-type="string" office:value="きょう は よりみち して から かえります。">
            <text:p>きょう は よりみち して から かえります。</text:p>
          </table:table-cell>
          <table:table-cell office:value-type="string" office:value="I'll stop by somewhere on the way home today.">
            <text:p>I'll stop by somewhere on the way ho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切る">
            <text:p>値切る</text:p>
          </table:table-cell>
          <table:table-cell office:value-type="string" office:value="ねぎる">
            <text:p>ねぎる</text:p>
          </table:table-cell>
          <table:table-cell office:value-type="string" office:value="ask for a discount, haggle for bargains">
            <text:p>ask for a discount, haggle for bargain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値切るのが上手です。">
            <text:p>彼は値切るのが上手です。</text:p>
          </table:table-cell>
          <table:table-cell office:value-type="string" office:value="かれ は ねぎる の が じょうず です。">
            <text:p>かれ は ねぎる の が じょうず です。</text:p>
          </table:table-cell>
          <table:table-cell office:value-type="string" office:value="He's good at haggling for bargains.">
            <text:p>He's good at haggling for barg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持ち">
            <text:p>長持ち</text:p>
          </table:table-cell>
          <table:table-cell office:value-type="string" office:value="ながもち">
            <text:p>ながもち</text:p>
          </table:table-cell>
          <table:table-cell office:value-type="string" office:value="endurance, lasting long">
            <text:p>endurance, lasting lo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コートは長持ちしている。">
            <text:p>このコートは長持ちしている。</text:p>
          </table:table-cell>
          <table:table-cell office:value-type="string" office:value="この コート は ながもち して いる。">
            <text:p>この コート は ながもち して いる。</text:p>
          </table:table-cell>
          <table:table-cell office:value-type="string" office:value="I've had this coat for a long time.">
            <text:p>I've had this coat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注意">
            <text:p>不注意</text:p>
          </table:table-cell>
          <table:table-cell office:value-type="string" office:value="ふちゅうい">
            <text:p>ふちゅうい</text:p>
          </table:table-cell>
          <table:table-cell office:value-type="string" office:value="careless">
            <text:p>care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事故は運転手の不注意が原因で起きたの。">
            <text:p>その事故は運転手の不注意が原因で起きたの。</text:p>
          </table:table-cell>
          <table:table-cell office:value-type="string" office:value="その じこ は うんてんしゅ の ふちゅうい が げんいん で おきた の。">
            <text:p>その じこ は うんてんしゅ の ふちゅうい が げんいん で おきた の。</text:p>
          </table:table-cell>
          <table:table-cell office:value-type="string" office:value="Careless driving was the cause of the accident.">
            <text:p>Careless driving was the cause of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じめ">
            <text:p>いじめ</text:p>
          </table:table-cell>
          <table:table-cell office:value-type="string" office:value="いじめ">
            <text:p>いじめ</text:p>
          </table:table-cell>
          <table:table-cell office:value-type="string" office:value="bullying">
            <text:p>bull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でのいじめはなかなか減らない。">
            <text:p>学校でのいじめはなかなか減らない。</text:p>
          </table:table-cell>
          <table:table-cell office:value-type="string" office:value="がっこう で の いじめ は なかなか へらない。">
            <text:p>がっこう で の いじめ は なかなか へらない。</text:p>
          </table:table-cell>
          <table:table-cell office:value-type="string" office:value="Bullying in schools is hard to decrease.">
            <text:p>Bullying in schools is hard to de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費">
            <text:p>食費</text:p>
          </table:table-cell>
          <table:table-cell office:value-type="string" office:value="しょくひ">
            <text:p>しょくひ</text:p>
          </table:table-cell>
          <table:table-cell office:value-type="string" office:value="food expenses">
            <text:p>food expens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の子が3人もいるので食費がかさみます。">
            <text:p>男の子が3人もいるので食費がかさみます。</text:p>
          </table:table-cell>
          <table:table-cell office:value-type="string" office:value="おとこのこ が 3 にん も いる ので しょくひ が かさみます。">
            <text:p>おとこのこ が 3 にん も いる ので しょくひ が かさみます。</text:p>
          </table:table-cell>
          <table:table-cell office:value-type="string" office:value="We have three boys, so our food expenses are high.">
            <text:p>We have three boys, so our food expenses are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歩行者">
            <text:p>歩行者</text:p>
          </table:table-cell>
          <table:table-cell office:value-type="string" office:value="ほこうしゃ">
            <text:p>ほこうしゃ</text:p>
          </table:table-cell>
          <table:table-cell office:value-type="string" office:value="pedestrian">
            <text:p>pedestr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歩行者は道の右側を歩いてください。">
            <text:p>歩行者は道の右側を歩いてください。</text:p>
          </table:table-cell>
          <table:table-cell office:value-type="string" office:value="ほこう しゃ は みち の みぎ がわ を あるいて ください。">
            <text:p>ほこう しゃ は みち の みぎ がわ を あるいて ください。</text:p>
          </table:table-cell>
          <table:table-cell office:value-type="string" office:value="Pedestrians must walk on the right side of the road.">
            <text:p>Pedestrians must walk on the right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覚え">
            <text:p>物覚え</text:p>
          </table:table-cell>
          <table:table-cell office:value-type="string" office:value="ものおぼえ">
            <text:p>ものおぼえ</text:p>
          </table:table-cell>
          <table:table-cell office:value-type="string" office:value="memory, learning things">
            <text:p>memory, learning 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物覚えがいい。">
            <text:p>彼女は物覚えがいい。</text:p>
          </table:table-cell>
          <table:table-cell office:value-type="string" office:value="かのじょ は ものおぼえ が いい。">
            <text:p>かのじょ は ものおぼえ が いい。</text:p>
          </table:table-cell>
          <table:table-cell office:value-type="string" office:value="She's a quick learner.">
            <text:p>She's a quick lea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料水">
            <text:p>飲料水</text:p>
          </table:table-cell>
          <table:table-cell office:value-type="string" office:value="いんりょうすい">
            <text:p>いんりょうすい</text:p>
          </table:table-cell>
          <table:table-cell office:value-type="string" office:value="drinking water (formal)">
            <text:p>drinking wate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被災地では飲料水が不足しているの。">
            <text:p>被災地では飲料水が不足しているの。</text:p>
          </table:table-cell>
          <table:table-cell office:value-type="string" office:value="ひさい ち で は いんりょうすい が ふそく して いる の。">
            <text:p>ひさい ち で は いんりょうすい が ふそく して いる の。</text:p>
          </table:table-cell>
          <table:table-cell office:value-type="string" office:value="Drinking water is lacking in the disaster area.">
            <text:p>Drinking water is lacking in the disaster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れ">
            <text:p>外れ</text:p>
          </table:table-cell>
          <table:table-cell office:value-type="string" office:value="はずれ">
            <text:p>はずれ</text:p>
          </table:table-cell>
          <table:table-cell office:value-type="string" office:value="blank, losing">
            <text:p>blank, lo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くじは外れです。">
            <text:p>このくじは外れです。</text:p>
          </table:table-cell>
          <table:table-cell office:value-type="string" office:value="この くじ は はずれ です。">
            <text:p>この くじ は はずれ です。</text:p>
          </table:table-cell>
          <table:table-cell office:value-type="string" office:value="This is a losing ticket.">
            <text:p>This is a losing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ら色">
            <text:p>ばら色</text:p>
          </table:table-cell>
          <table:table-cell office:value-type="string" office:value="ばらいろ">
            <text:p>ばらいろ</text:p>
          </table:table-cell>
          <table:table-cell office:value-type="string" office:value="rose color, rosy">
            <text:p>rose color, ros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人生はばら色だったの。">
            <text:p>彼女の人生はばら色だったの。</text:p>
          </table:table-cell>
          <table:table-cell office:value-type="string" office:value="かのじょ の じんせい は ばらいろ だった の。">
            <text:p>かのじょ の じんせい は ばらいろ だった の。</text:p>
          </table:table-cell>
          <table:table-cell office:value-type="string" office:value="Her life was rosy.">
            <text:p>Her life was ro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精算">
            <text:p>精算</text:p>
          </table:table-cell>
          <table:table-cell office:value-type="string" office:value="せいさん">
            <text:p>せいさん</text:p>
          </table:table-cell>
          <table:table-cell office:value-type="string" office:value="settlement of accounts, adjustment">
            <text:p>settlement of accounts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降りる駅で料金を精算してください。">
            <text:p>降りる駅で料金を精算してください。</text:p>
          </table:table-cell>
          <table:table-cell office:value-type="string" office:value="おりる えき で りょうきん を せいさん して ください。">
            <text:p>おりる えき で りょうきん を せいさん して ください。</text:p>
          </table:table-cell>
          <table:table-cell office:value-type="string" office:value="Please adjust the fare when you get off at the station.">
            <text:p>Please adjust the fare when you get off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細い">
            <text:p>心細い</text:p>
          </table:table-cell>
          <table:table-cell office:value-type="string" office:value="こころぼそい">
            <text:p>こころぼそい</text:p>
          </table:table-cell>
          <table:table-cell office:value-type="string" office:value="uneasy, lonely">
            <text:p>uneasy, lonel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夜道の一人歩きは心細いね。">
            <text:p>夜道の一人歩きは心細いね。</text:p>
          </table:table-cell>
          <table:table-cell office:value-type="string" office:value="よみち の ひとり あるき は こころぼそい ね。">
            <text:p>よみち の ひとり あるき は こころぼそい ね。</text:p>
          </table:table-cell>
          <table:table-cell office:value-type="string" office:value="Walking alone at night makes one feel uneasy.">
            <text:p>Walking alone at night makes one feel un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返し">
            <text:p>裏返し</text:p>
          </table:table-cell>
          <table:table-cell office:value-type="string" office:value="うらがえし">
            <text:p>うらがえし</text:p>
          </table:table-cell>
          <table:table-cell office:value-type="string" office:value="inside out">
            <text:p>inside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シャツを裏返しに着ているよ。">
            <text:p>シャツを裏返しに着ているよ。</text:p>
          </table:table-cell>
          <table:table-cell office:value-type="string" office:value="シャツ を うらがえし に きて いる よ。">
            <text:p>シャツ を うらがえし に きて いる よ。</text:p>
          </table:table-cell>
          <table:table-cell office:value-type="string" office:value="Your shirt is inside out.">
            <text:p>Your shirt is inside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更かし">
            <text:p>夜更かし</text:p>
          </table:table-cell>
          <table:table-cell office:value-type="string" office:value="よふかし">
            <text:p>よふかし</text:p>
          </table:table-cell>
          <table:table-cell office:value-type="string" office:value="staying up late at night">
            <text:p>staying up late at n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の子供たちは夜更かしです。">
            <text:p>最近の子供たちは夜更かしです。</text:p>
          </table:table-cell>
          <table:table-cell office:value-type="string" office:value="さいきん の こども たち は よふかし です。">
            <text:p>さいきん の こども たち は よふかし です。</text:p>
          </table:table-cell>
          <table:table-cell office:value-type="string" office:value="Children these days stay up late at night.">
            <text:p>Children these days stay up lat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やらしい">
            <text:p>いやらしい</text:p>
          </table:table-cell>
          <table:table-cell office:value-type="string" office:value="いやらしい">
            <text:p>いやらしい</text:p>
          </table:table-cell>
          <table:table-cell office:value-type="string" office:value="lewd, nasty">
            <text:p>lewd, nast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いやらしい男ね。">
            <text:p>彼はいやらしい男ね。</text:p>
          </table:table-cell>
          <table:table-cell office:value-type="string" office:value="かれ は いやらしい おとこ ね。">
            <text:p>かれ は いやらしい おとこ ね。</text:p>
          </table:table-cell>
          <table:table-cell office:value-type="string" office:value="He's a nasty man.">
            <text:p>He's a nasty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め先">
            <text:p>勤め先</text:p>
          </table:table-cell>
          <table:table-cell office:value-type="string" office:value="つとめさき">
            <text:p>つとめさき</text:p>
          </table:table-cell>
          <table:table-cell office:value-type="string" office:value="workplace">
            <text:p>work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勤め先にご連絡ください。">
            <text:p>私の勤め先にご連絡ください。</text:p>
          </table:table-cell>
          <table:table-cell office:value-type="string" office:value="わたし の つとめさき に ごれんらく ください。">
            <text:p>わたし の つとめさき に ごれんらく ください。</text:p>
          </table:table-cell>
          <table:table-cell office:value-type="string" office:value="Please contact my office.">
            <text:p>Please contact my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口">
            <text:p>無口</text:p>
          </table:table-cell>
          <table:table-cell office:value-type="string" office:value="むくち">
            <text:p>むくち</text:p>
          </table:table-cell>
          <table:table-cell office:value-type="string" office:value="reticent, quiet">
            <text:p>reticent, quie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無口な人ですね。">
            <text:p>彼女は無口な人ですね。</text:p>
          </table:table-cell>
          <table:table-cell office:value-type="string" office:value="かのじょ は むくちな ひと です ね。">
            <text:p>かのじょ は むくちな ひと です ね。</text:p>
          </table:table-cell>
          <table:table-cell office:value-type="string" office:value="She's a quiet person.">
            <text:p>She's a quie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手">
            <text:p>勝手</text:p>
          </table:table-cell>
          <table:table-cell office:value-type="string" office:value="かって">
            <text:p>かって</text:p>
          </table:table-cell>
          <table:table-cell office:value-type="string" office:value="selfish, self-centered">
            <text:p>selfish, self-cente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勝手なことばかり言わないでくれ。">
            <text:p>勝手なことばかり言わないでくれ。</text:p>
          </table:table-cell>
          <table:table-cell office:value-type="string" office:value="かってな こと ばかり いわない で くれ。">
            <text:p>かってな こと ばかり いわない で くれ。</text:p>
          </table:table-cell>
          <table:table-cell office:value-type="string" office:value="Please don't say such selfish things.">
            <text:p>Please don't say such selfish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と">
            <text:p>何と</text:p>
          </table:table-cell>
          <table:table-cell office:value-type="string" office:value="なんと">
            <text:p>なんと</text:p>
          </table:table-cell>
          <table:table-cell office:value-type="string" office:value="what, how, surprisingly">
            <text:p>what, how, surpris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何と彼らは結婚したそうです。">
            <text:p>何と彼らは結婚したそうです。</text:p>
          </table:table-cell>
          <table:table-cell office:value-type="string" office:value="なんと かれら は けっこん した そうです。">
            <text:p>なんと かれら は けっこん した そうです。</text:p>
          </table:table-cell>
          <table:table-cell office:value-type="string" office:value="Surprisingly, they got married.">
            <text:p>Surprisingly, they go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休">
            <text:p>連休</text:p>
          </table:table-cell>
          <table:table-cell office:value-type="string" office:value="れんきゅう">
            <text:p>れんきゅう</text:p>
          </table:table-cell>
          <table:table-cell office:value-type="string" office:value="consecutive holidays">
            <text:p>consecutive holi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連休は実家に帰ります。">
            <text:p>今度の連休は実家に帰ります。</text:p>
          </table:table-cell>
          <table:table-cell office:value-type="string" office:value="こんど の れんきゅう は じっか に かえります。">
            <text:p>こんど の れんきゅう は じっか に かえります。</text:p>
          </table:table-cell>
          <table:table-cell office:value-type="string" office:value="I'll go back to my parents' house for the next consecutive holidays.">
            <text:p>I'll go back to my parents' house for the next consecutive holi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軽">
            <text:p>手軽</text:p>
          </table:table-cell>
          <table:table-cell office:value-type="string" office:value="てがる">
            <text:p>てがる</text:p>
          </table:table-cell>
          <table:table-cell office:value-type="string" office:value="simple and convenient, easy-to-do">
            <text:p>simple and convenient, easy-to-do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手軽に作れる料理を教えてください。">
            <text:p>手軽に作れる料理を教えてください。</text:p>
          </table:table-cell>
          <table:table-cell office:value-type="string" office:value="てがる に つくれる りょうり を おしえて ください。">
            <text:p>てがる に つくれる りょうり を おしえて ください。</text:p>
          </table:table-cell>
          <table:table-cell office:value-type="string" office:value="Please teach me some easy-to-prepare dishes.">
            <text:p>Please teach me some easy-to-prepare di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やいや">
            <text:p>いやいや</text:p>
          </table:table-cell>
          <table:table-cell office:value-type="string" office:value="いやいや">
            <text:p>いやいや</text:p>
          </table:table-cell>
          <table:table-cell office:value-type="string" office:value="reluctantly, grudgingly">
            <text:p>reluctantly, grudg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子はいやいや学校へ行ったの。">
            <text:p>その子はいやいや学校へ行ったの。</text:p>
          </table:table-cell>
          <table:table-cell office:value-type="string" office:value="その こ は いやいや がっこう へ いった の。">
            <text:p>その こ は いやいや がっこう へ いった の。</text:p>
          </table:table-cell>
          <table:table-cell office:value-type="string" office:value="The child went to school grudgingly.">
            <text:p>The child went to school grudging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くづく">
            <text:p>つくづく</text:p>
          </table:table-cell>
          <table:table-cell office:value-type="string" office:value="つくづく">
            <text:p>つくづく</text:p>
          </table:table-cell>
          <table:table-cell office:value-type="string" office:value="truly, deeply">
            <text:p>truly, deep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来てよかったとつくづく思います。">
            <text:p>来てよかったとつくづく思います。</text:p>
          </table:table-cell>
          <table:table-cell office:value-type="string" office:value="きて よかった と つくづく おもいます。">
            <text:p>きて よかった と つくづく おもいます。</text:p>
          </table:table-cell>
          <table:table-cell office:value-type="string" office:value="I'm truly glad that I came here.">
            <text:p>I'm truly glad that I ca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賭ける">
            <text:p>賭ける</text:p>
          </table:table-cell>
          <table:table-cell office:value-type="string" office:value="かける">
            <text:p>かける</text:p>
          </table:table-cell>
          <table:table-cell office:value-type="string" office:value="bet, stake">
            <text:p>bet, s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しい仕事に人生を賭けている。">
            <text:p>彼は新しい仕事に人生を賭けている。</text:p>
          </table:table-cell>
          <table:table-cell office:value-type="string" office:value="かれ は あたらしい しごと に じんせい を かけて いる。">
            <text:p>かれ は あたらしい しごと に じんせい を かけて いる。</text:p>
          </table:table-cell>
          <table:table-cell office:value-type="string" office:value="He stakes his fate on the new job.">
            <text:p>He stakes his fate on the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ずる">
            <text:p>引きずる</text:p>
          </table:table-cell>
          <table:table-cell office:value-type="string" office:value="ひきずる">
            <text:p>ひきずる</text:p>
          </table:table-cell>
          <table:table-cell office:value-type="string" office:value="drag along, dwell on">
            <text:p>drag along, dwell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まだ失恋を引きずっています。">
            <text:p>彼はまだ失恋を引きずっています。</text:p>
          </table:table-cell>
          <table:table-cell office:value-type="string" office:value="かれ は まだ しつれん を ひきずって います。">
            <text:p>かれ は まだ しつれん を ひきずって います。</text:p>
          </table:table-cell>
          <table:table-cell office:value-type="string" office:value="He's still dwelling on the breakup.">
            <text:p>He's still dwelling on the break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異性">
            <text:p>異性</text:p>
          </table:table-cell>
          <table:table-cell office:value-type="string" office:value="いせい">
            <text:p>いせい</text:p>
          </table:table-cell>
          <table:table-cell office:value-type="string" office:value="opposite sex">
            <text:p>opposite s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息子はもう異性を意識している。">
            <text:p>息子はもう異性を意識している。</text:p>
          </table:table-cell>
          <table:table-cell office:value-type="string" office:value="むすこ は もう いせい を いしき して いる。">
            <text:p>むすこ は もう いせい を いしき して いる。</text:p>
          </table:table-cell>
          <table:table-cell office:value-type="string" office:value="My son is already conscious about people of the opposite sex.">
            <text:p>My son is already conscious about people of the opposite s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し出す">
            <text:p>差し出す</text:p>
          </table:table-cell>
          <table:table-cell office:value-type="string" office:value="さしだす">
            <text:p>さしだす</text:p>
          </table:table-cell>
          <table:table-cell office:value-type="string" office:value="stretch out, hold out">
            <text:p>stretch out, hold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握手をしようと手を差し出したの。">
            <text:p>彼は握手をしようと手を差し出したの。</text:p>
          </table:table-cell>
          <table:table-cell office:value-type="string" office:value="かれ は あくしゅ を しよう と て を さしだした の。">
            <text:p>かれ は あくしゅ を しよう と て を さしだした の。</text:p>
          </table:table-cell>
          <table:table-cell office:value-type="string" office:value="He held out his hand to shake hands.">
            <text:p>He held out his hand to shake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脅かす">
            <text:p>脅かす</text:p>
          </table:table-cell>
          <table:table-cell office:value-type="string" office:value="おどかす">
            <text:p>おどかす</text:p>
          </table:table-cell>
          <table:table-cell office:value-type="string" office:value="threaten, scare">
            <text:p>threaten, sca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脅かさないでよ。">
            <text:p>脅かさないでよ。</text:p>
          </table:table-cell>
          <table:table-cell office:value-type="string" office:value="おどかさない で よ。">
            <text:p>おどかさない で よ。</text:p>
          </table:table-cell>
          <table:table-cell office:value-type="string" office:value="Don't threaten me.">
            <text:p>Don't threaten me.</text:p>
          </table:table-cell>
          <table:table-cell office:value-type="string" office:value="子供が急に大きな声を出して、私を脅かしました。">
            <text:p>子供が急に大きな声を出して、私を脅かしました。</text:p>
          </table:table-cell>
          <table:table-cell office:value-type="string" office:value="こども が きゅう に おおきな こえ を だして、わたし を おどかしました。">
            <text:p>こども が きゅう に おおきな こえ を だして、わたし を おどかしました。</text:p>
          </table:table-cell>
          <table:table-cell office:value-type="string" office:value="My child suddenly screamed and scared me.">
            <text:p>My child suddenly screamed and scared me.</text:p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げ出す">
            <text:p>逃げ出す</text:p>
          </table:table-cell>
          <table:table-cell office:value-type="string" office:value="にげだす">
            <text:p>にげだす</text:p>
          </table:table-cell>
          <table:table-cell office:value-type="string" office:value="run away, escape">
            <text:p>run away, esca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トラがおりから逃げ出しました。">
            <text:p>トラがおりから逃げ出しました。</text:p>
          </table:table-cell>
          <table:table-cell office:value-type="string" office:value="トラ が おり から にげだしました。">
            <text:p>トラ が おり から にげだしました。</text:p>
          </table:table-cell>
          <table:table-cell office:value-type="string" office:value="A tiger escaped from the cage.">
            <text:p>A tiger escaped from the c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習う">
            <text:p>見習う</text:p>
          </table:table-cell>
          <table:table-cell office:value-type="string" office:value="みならう">
            <text:p>みならう</text:p>
          </table:table-cell>
          <table:table-cell office:value-type="string" office:value="learn, follow someone's example">
            <text:p>learn, follow someone's examp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を見習ってもっと勉強します。">
            <text:p>彼を見習ってもっと勉強します。</text:p>
          </table:table-cell>
          <table:table-cell office:value-type="string" office:value="かれ を みならって もっと べんきょう します。">
            <text:p>かれ を みならって もっと べんきょう します。</text:p>
          </table:table-cell>
          <table:table-cell office:value-type="string" office:value="I'll follow his example and study harder.">
            <text:p>I'll follow his example and study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まかす">
            <text:p>ごまかす</text:p>
          </table:table-cell>
          <table:table-cell office:value-type="string" office:value="ごまかす">
            <text:p>ごまかす</text:p>
          </table:table-cell>
          <table:table-cell office:value-type="string" office:value="deceive, gloss over">
            <text:p>deceive, gloss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質問の答えをごまかしたね。">
            <text:p>彼は質問の答えをごまかしたね。</text:p>
          </table:table-cell>
          <table:table-cell office:value-type="string" office:value="かれ は しつもん の こたえ を ごまかした ね。">
            <text:p>かれ は しつもん の こたえ を ごまかした ね。</text:p>
          </table:table-cell>
          <table:table-cell office:value-type="string" office:value="He glossed over the answer to the question.">
            <text:p>He glossed over the answer to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焼け">
            <text:p>日焼け</text:p>
          </table:table-cell>
          <table:table-cell office:value-type="string" office:value="ひやけ">
            <text:p>ひやけ</text:p>
          </table:table-cell>
          <table:table-cell office:value-type="string" office:value="suntan">
            <text:p>sunt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海で日焼けしたんだ。">
            <text:p>海で日焼けしたんだ。</text:p>
          </table:table-cell>
          <table:table-cell office:value-type="string" office:value="うみ で ひやけ した ん だ。">
            <text:p>うみ で ひやけ した ん だ。</text:p>
          </table:table-cell>
          <table:table-cell office:value-type="string" office:value="I got suntanned at the beach.">
            <text:p>I got suntanned at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応しい">
            <text:p>相応しい</text:p>
          </table:table-cell>
          <table:table-cell office:value-type="string" office:value="ふさわしい">
            <text:p>ふさわしい</text:p>
          </table:table-cell>
          <table:table-cell office:value-type="string" office:value="suitable, appropriate">
            <text:p>suitable, appropriat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の場に相応しい服装で来てください。">
            <text:p>その場に相応しい服装で来てください。</text:p>
          </table:table-cell>
          <table:table-cell office:value-type="string" office:value="その ば に ふさわしい ふくそう で きて ください。">
            <text:p>その ば に ふさわしい ふくそう で きて ください。</text:p>
          </table:table-cell>
          <table:table-cell office:value-type="string" office:value="Please make sure to dress appropriately for the occasion.">
            <text:p>Please make sure to dress appropriately for the occa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み込む">
            <text:p>飲み込む</text:p>
          </table:table-cell>
          <table:table-cell office:value-type="string" office:value="のみこむ">
            <text:p>のみこむ</text:p>
          </table:table-cell>
          <table:table-cell office:value-type="string" office:value="swallow, gulp down">
            <text:p>swallow, gulp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薬を一気に飲み込んだ。">
            <text:p>彼は薬を一気に飲み込んだ。</text:p>
          </table:table-cell>
          <table:table-cell office:value-type="string" office:value="かれ は くすり を いっき に のみこんだ。">
            <text:p>かれ は くすり を いっき に のみこんだ。</text:p>
          </table:table-cell>
          <table:table-cell office:value-type="string" office:value="He swallowed all the medicine in one go.">
            <text:p>He swallowed all the medicine in one 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落とす">
            <text:p>見落とす</text:p>
          </table:table-cell>
          <table:table-cell office:value-type="string" office:value="みおとす">
            <text:p>みおとす</text:p>
          </table:table-cell>
          <table:table-cell office:value-type="string" office:value="miss, fail to notice">
            <text:p>miss, fail to noti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間違いを見落としたの。">
            <text:p>間違いを見落としたの。</text:p>
          </table:table-cell>
          <table:table-cell office:value-type="string" office:value="まちがい を みおとした の。">
            <text:p>まちがい を みおとした の。</text:p>
          </table:table-cell>
          <table:table-cell office:value-type="string" office:value="I failed to notice a mistake.">
            <text:p>I failed to notice a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もって">
            <text:p>前もって</text:p>
          </table:table-cell>
          <table:table-cell office:value-type="string" office:value="まえもって">
            <text:p>まえもって</text:p>
          </table:table-cell>
          <table:table-cell office:value-type="string" office:value="in advance">
            <text:p>in adv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休むときは前もって連絡をください。">
            <text:p>休むときは前もって連絡をください。</text:p>
          </table:table-cell>
          <table:table-cell office:value-type="string" office:value="やすむ とき は まえもって れんらく を ください 。">
            <text:p>やすむ とき は まえもって れんらく を ください 。</text:p>
          </table:table-cell>
          <table:table-cell office:value-type="string" office:value="If you're going to take a day off, please let me know in advance.">
            <text:p>If you're going to take a day off, please let me know in adv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明ける">
            <text:p>打ち明ける</text:p>
          </table:table-cell>
          <table:table-cell office:value-type="string" office:value="うちあける">
            <text:p>うちあける</text:p>
          </table:table-cell>
          <table:table-cell office:value-type="string" office:value="confess, tell something on one's mind">
            <text:p>confess, tell something on one's mi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友に悩みを打ち明けたの。">
            <text:p>親友に悩みを打ち明けたの。</text:p>
          </table:table-cell>
          <table:table-cell office:value-type="string" office:value="しんゆう に なやみ を うちあけた の。">
            <text:p>しんゆう に なやみ を うちあけた の。</text:p>
          </table:table-cell>
          <table:table-cell office:value-type="string" office:value="I told my concerns to my best friend.">
            <text:p>I told my concerns to my best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々しい">
            <text:p>騒々しい</text:p>
          </table:table-cell>
          <table:table-cell office:value-type="string" office:value="そうぞうしい">
            <text:p>そうぞうしい</text:p>
          </table:table-cell>
          <table:table-cell office:value-type="string" office:value="noisy, rowdy">
            <text:p>noisy, rowd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隣の家はいつも騒々しい。">
            <text:p>隣の家はいつも騒々しい。</text:p>
          </table:table-cell>
          <table:table-cell office:value-type="string" office:value="となり の いえ は いつも そうぞうしい。">
            <text:p>となり の いえ は いつも そうぞうしい。</text:p>
          </table:table-cell>
          <table:table-cell office:value-type="string" office:value="The house next door is always noisy.">
            <text:p>The house next door is always noi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立">
            <text:p>設立</text:p>
          </table:table-cell>
          <table:table-cell office:value-type="string" office:value="せつりつ">
            <text:p>せつりつ</text:p>
          </table:table-cell>
          <table:table-cell office:value-type="string" office:value="establishment (of a facility, public organization, etc.)">
            <text:p>establishment (of a facility, public organization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当社は10年前に設立されたのよ。">
            <text:p>当社は10年前に設立されたのよ。</text:p>
          </table:table-cell>
          <table:table-cell office:value-type="string" office:value="とうしゃ は 10 ねん まえ に せつりつ された の よ。">
            <text:p>とうしゃ は 10 ねん まえ に せつりつ された の よ。</text:p>
          </table:table-cell>
          <table:table-cell office:value-type="string" office:value="Our company was established ten years ago.">
            <text:p>Our company was established ten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協議">
            <text:p>協議</text:p>
          </table:table-cell>
          <table:table-cell office:value-type="string" office:value="きょうぎ">
            <text:p>きょうぎ</text:p>
          </table:table-cell>
          <table:table-cell office:value-type="string" office:value="discussion, deliberation">
            <text:p>discussion, delib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委員会はその問題について協議しました。">
            <text:p>委員会はその問題について協議しました。</text:p>
          </table:table-cell>
          <table:table-cell office:value-type="string" office:value="いいんかい は その もんだい について きょうぎ しました。">
            <text:p>いいんかい は その もんだい について きょうぎ しました。</text:p>
          </table:table-cell>
          <table:table-cell office:value-type="string" office:value="The committee discussed the issue.">
            <text:p>The committee discussed the iss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達成">
            <text:p>達成</text:p>
          </table:table-cell>
          <table:table-cell office:value-type="string" office:value="たっせい">
            <text:p>たっせい</text:p>
          </table:table-cell>
          <table:table-cell office:value-type="string" office:value="attainment, achievement">
            <text:p>attainment, achiev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今月の売上目標を達成した。">
            <text:p>彼は今月の売上目標を達成した。</text:p>
          </table:table-cell>
          <table:table-cell office:value-type="string" office:value="かれ は こんげつ の うりあげ もくひょう を たっせい した。">
            <text:p>かれ は こんげつ の うりあげ もくひょう を たっせい した。</text:p>
          </table:table-cell>
          <table:table-cell office:value-type="string" office:value="He achieved the sales target of this month.">
            <text:p>He achieved the sales target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営">
            <text:p>運営</text:p>
          </table:table-cell>
          <table:table-cell office:value-type="string" office:value="うんえい">
            <text:p>うんえい</text:p>
          </table:table-cell>
          <table:table-cell office:value-type="string" office:value="operation, management (of an organization, business, etc.)">
            <text:p>operation, management (of an organization, busines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業は国が運営しています。">
            <text:p>その事業は国が運営しています。</text:p>
          </table:table-cell>
          <table:table-cell office:value-type="string" office:value="その じぎょう は くに が うんえい して います。">
            <text:p>その じぎょう は くに が うんえい して います。</text:p>
          </table:table-cell>
          <table:table-cell office:value-type="string" office:value="The project is operated by the government.">
            <text:p>The project is operated by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営">
            <text:p>運営</text:p>
          </table:table-cell>
          <table:table-cell office:value-type="string" office:value="うんえい">
            <text:p>うんえい</text:p>
          </table:table-cell>
          <table:table-cell office:value-type="string" office:value="operation, management (of an organization, business, etc.)">
            <text:p>operation, management (of an organization, busines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業は国が運営しています。">
            <text:p>その事業は国が運営しています。</text:p>
          </table:table-cell>
          <table:table-cell office:value-type="string" office:value="その じぎょう は くに が うんえい して います。">
            <text:p>その じぎょう は くに が うんえい して います。</text:p>
          </table:table-cell>
          <table:table-cell office:value-type="string" office:value="The project is operated by the government.">
            <text:p>The project is operated by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